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1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0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0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14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06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1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0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04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1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0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0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04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0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3-0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06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05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20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04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0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06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08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2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06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03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03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31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65161290323" calcext:value-type="float">
            <text:p>4.7096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475" calcext:value-type="float">
            <text:p>4.18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496" calcext:value-type="float">
            <text:p>4.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01" calcext:value-type="float">
            <text:p>4.6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277419354839" calcext:value-type="float">
            <text:p>5.1127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009032258064" calcext:value-type="float">
            <text:p>5.27009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552727272727" calcext:value-type="float">
            <text:p>6.58552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385806451613" calcext:value-type="float">
            <text:p>7.3938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47096774194" calcext:value-type="float">
            <text:p>6.3614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176" calcext:value-type="float">
            <text:p>5.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89032258065" calcext:value-type="float">
            <text:p>5.5748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925" calcext:value-type="float">
            <text:p>5.87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424" calcext:value-type="float">
            <text:p>5.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738181818182" calcext:value-type="float">
            <text:p>5.83738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01935483871" calcext:value-type="float">
            <text:p>4.3950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9225" calcext:value-type="float">
            <text:p>5.22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130322580645" calcext:value-type="float">
            <text:p>6.3713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063225806452" calcext:value-type="float">
            <text:p>6.4106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784516129032" calcext:value-type="float">
            <text:p>5.9878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092903225806" calcext:value-type="float">
            <text:p>5.2209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169655172414" calcext:value-type="float">
            <text:p>4.77169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428387096774" calcext:value-type="float">
            <text:p>5.0242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709090909091" calcext:value-type="float">
            <text:p>5.35709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56" calcext:value-type="float">
            <text:p>5.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475" calcext:value-type="float">
            <text:p>4.56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3375" calcext:value-type="float">
            <text:p>4.14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250322580645" calcext:value-type="float">
            <text:p>4.5425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958709677419" calcext:value-type="float">
            <text:p>5.2995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21818181818" calcext:value-type="float">
            <text:p>6.96421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2325" calcext:value-type="float">
            <text:p>7.17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107096774194" calcext:value-type="float">
            <text:p>6.9710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171034482759" calcext:value-type="float">
            <text:p>5.80171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47096774194" calcext:value-type="float">
            <text:p>6.3614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595" calcext:value-type="float">
            <text:p>5.69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936" calcext:value-type="float">
            <text:p>5.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85454545455" calcext:value-type="float">
            <text:p>4.331854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4" calcext:value-type="float">
            <text:p>4.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63" calcext:value-type="float">
            <text:p>4.6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757419354839" calcext:value-type="float">
            <text:p>5.4175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05806451613" calcext:value-type="float">
            <text:p>7.0890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232258064516" calcext:value-type="float">
            <text:p>9.2423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05806451613" calcext:value-type="float">
            <text:p>8.6130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028571428571" calcext:value-type="float">
            <text:p>6.64028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1775" calcext:value-type="float">
            <text:p>6.58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9125" calcext:value-type="float">
            <text:p>4.42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64" calcext:value-type="float">
            <text:p>4.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47096774194" calcext:value-type="float">
            <text:p>4.8374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891612903226" calcext:value-type="float">
            <text:p>5.3389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163870967742" calcext:value-type="float">
            <text:p>6.3516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22064516129" calcext:value-type="float">
            <text:p>5.732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10967741936" calcext:value-type="float">
            <text:p>5.0931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998709677419" calcext:value-type="float">
            <text:p>4.6899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126451612903" calcext:value-type="float">
            <text:p>5.2012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495483870968" calcext:value-type="float">
            <text:p>4.9849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005" calcext:value-type="float">
            <text:p>4.21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5325" calcext:value-type="float">
            <text:p>4.50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683870967742" calcext:value-type="float">
            <text:p>6.0468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475" calcext:value-type="float">
            <text:p>6.46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482580645161" calcext:value-type="float">
            <text:p>6.1648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103225806452" calcext:value-type="float">
            <text:p>5.8010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23448275862" calcext:value-type="float">
            <text:p>5.31823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438709677419" calcext:value-type="float">
            <text:p>5.6043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925" calcext:value-type="float">
            <text:p>5.11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4375" calcext:value-type="float">
            <text:p>4.52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376" calcext:value-type="float">
            <text:p>4.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8675" calcext:value-type="float">
            <text:p>4.63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126451612903" calcext:value-type="float">
            <text:p>5.2012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34838709677" calcext:value-type="float">
            <text:p>5.9583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605" calcext:value-type="float">
            <text:p>6.49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405" calcext:value-type="float">
            <text:p>5.73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7724137931" calcext:value-type="float">
            <text:p>5.8647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358709677419" calcext:value-type="float">
            <text:p>6.8235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365" calcext:value-type="float">
            <text:p>6.34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136" calcext:value-type="float">
            <text:p>5.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7225" calcext:value-type="float">
            <text:p>4.46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352" calcext:value-type="float">
            <text:p>4.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3875" calcext:value-type="float">
            <text:p>4.33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78064516129" calcext:value-type="float">
            <text:p>4.817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70064516129" calcext:value-type="float">
            <text:p>6.037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023225806452" calcext:value-type="float">
            <text:p>7.0202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754838709678" calcext:value-type="float">
            <text:p>7.17754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916129032258" calcext:value-type="float">
            <text:p>7.6691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01379310345" calcext:value-type="float">
            <text:p>7.12601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70064516129" calcext:value-type="float">
            <text:p>6.037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3175" calcext:value-type="float">
            <text:p>6.35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944" calcext:value-type="float">
            <text:p>5.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8225" calcext:value-type="float">
            <text:p>4.84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707096774194" calcext:value-type="float">
            <text:p>5.4470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291612903226" calcext:value-type="float">
            <text:p>6.8629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674838709677" calcext:value-type="float">
            <text:p>8.3967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74193548387" calcext:value-type="float">
            <text:p>8.4557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584" calcext:value-type="float">
            <text:p>7.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469677419355" calcext:value-type="float">
            <text:p>7.3446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9375" calcext:value-type="float">
            <text:p>6.42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384" calcext:value-type="float">
            <text:p>5.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075" calcext:value-type="float">
            <text:p>4.79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216" calcext:value-type="float">
            <text:p>4.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9675" calcext:value-type="float">
            <text:p>5.01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70064516129" calcext:value-type="float">
            <text:p>6.037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65161290323" calcext:value-type="float">
            <text:p>7.7576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486451612903" calcext:value-type="float">
            <text:p>7.3348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627096774194" calcext:value-type="float">
            <text:p>6.6662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073548387097" calcext:value-type="float">
            <text:p>6.9907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725" calcext:value-type="float">
            <text:p>7.32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005" calcext:value-type="float">
            <text:p>8.02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476923076923" calcext:value-type="float">
            <text:p>4.454769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512727272727" calcext:value-type="float">
            <text:p>4.65512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042580645161" calcext:value-type="float">
            <text:p>5.2504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8375" calcext:value-type="float">
            <text:p>6.04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331612903226" calcext:value-type="float">
            <text:p>6.2533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009032258064" calcext:value-type="float">
            <text:p>5.27009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455483870968" calcext:value-type="float">
            <text:p>5.5945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56551724138" calcext:value-type="float">
            <text:p>5.65456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805161290323" calcext:value-type="float">
            <text:p>7.1480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105454545455" calcext:value-type="float">
            <text:p>5.551054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624" calcext:value-type="float">
            <text:p>6.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07" calcext:value-type="float">
            <text:p>5.6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95862068966" calcext:value-type="float">
            <text:p>4.52995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2025" calcext:value-type="float">
            <text:p>4.77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5425" calcext:value-type="float">
            <text:p>5.30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130322580645" calcext:value-type="float">
            <text:p>6.3713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525" calcext:value-type="float">
            <text:p>8.77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41935483871" calcext:value-type="float">
            <text:p>8.3574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372903225807" calcext:value-type="float">
            <text:p>8.57372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00689655172" calcext:value-type="float">
            <text:p>8.13500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704516129032" calcext:value-type="float">
            <text:p>7.2070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14545454546" calcext:value-type="float">
            <text:p>6.336145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11" calcext:value-type="float">
            <text:p>4.9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881290322581" calcext:value-type="float">
            <text:p>4.7588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4975" calcext:value-type="float">
            <text:p>5.51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14064516129" calcext:value-type="float">
            <text:p>6.951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614193548387" calcext:value-type="float">
            <text:p>7.8461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163870967742" calcext:value-type="float">
            <text:p>6.3516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605" calcext:value-type="float">
            <text:p>6.49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284137931035" calcext:value-type="float">
            <text:p>6.44284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006451612903" calcext:value-type="float">
            <text:p>7.0300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925" calcext:value-type="float">
            <text:p>7.01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968" calcext:value-type="float">
            <text:p>6.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595" calcext:value-type="float">
            <text:p>5.69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086451612903" calcext:value-type="float">
            <text:p>5.8108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949677419355" calcext:value-type="float">
            <text:p>7.6494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507096774194" calcext:value-type="float">
            <text:p>8.4950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47096774194" calcext:value-type="float">
            <text:p>7.8854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87096774194" calcext:value-type="float">
            <text:p>7.2758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855172413793" calcext:value-type="float">
            <text:p>6.14855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67096774194" calcext:value-type="float">
            <text:p>6.0566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664" calcext:value-type="float">
            <text:p>6.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2125" calcext:value-type="float">
            <text:p>5.57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317419354839" calcext:value-type="float">
            <text:p>4.5031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227096774194" calcext:value-type="float">
            <text:p>5.1422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645" calcext:value-type="float">
            <text:p>5.88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275" calcext:value-type="float">
            <text:p>7.53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16774193548" calcext:value-type="float">
            <text:p>9.1341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211612903226" calcext:value-type="float">
            <text:p>8.0821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509677419355" calcext:value-type="float">
            <text:p>6.7350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293793103448" calcext:value-type="float">
            <text:p>6.03293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086451612903" calcext:value-type="float">
            <text:p>5.8108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205" calcext:value-type="float">
            <text:p>4.97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84" calcext:value-type="float">
            <text:p>4.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85" calcext:value-type="float">
            <text:p>4.89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57935483871" calcext:value-type="float">
            <text:p>4.935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5775" calcext:value-type="float">
            <text:p>4.29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585806451613" calcext:value-type="float">
            <text:p>4.3458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344516129032" calcext:value-type="float">
            <text:p>5.0734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01935483871" calcext:value-type="float">
            <text:p>5.850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56129032258" calcext:value-type="float">
            <text:p>5.5355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4275862069" calcext:value-type="float">
            <text:p>6.0224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656774193549" calcext:value-type="float">
            <text:p>5.47656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704" calcext:value-type="float">
            <text:p>5.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435" calcext:value-type="float">
            <text:p>4.32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688" calcext:value-type="float">
            <text:p>4.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67096774194" calcext:value-type="float">
            <text:p>4.5326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673548387097" calcext:value-type="float">
            <text:p>5.4667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402580645161" calcext:value-type="float">
            <text:p>7.3840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275" calcext:value-type="float">
            <text:p>7.53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2" calcext:value-type="float">
            <text:p>7.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925" calcext:value-type="float">
            <text:p>5.49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224" calcext:value-type="float">
            <text:p>5.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388387096774" calcext:value-type="float">
            <text:p>5.6338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645" calcext:value-type="float">
            <text:p>5.88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32" calcext:value-type="float">
            <text:p>5.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15" calcext:value-type="float">
            <text:p>4.3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208" calcext:value-type="float">
            <text:p>3.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575" calcext:value-type="float">
            <text:p>4.0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166451612903" calcext:value-type="float">
            <text:p>4.5916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32727272727" calcext:value-type="float">
            <text:p>6.38232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767741935484" calcext:value-type="float">
            <text:p>5.9976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075" calcext:value-type="float">
            <text:p>5.55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2575" calcext:value-type="float">
            <text:p>5.36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015483870968" calcext:value-type="float">
            <text:p>4.6801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388387096774" calcext:value-type="float">
            <text:p>5.6338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85" calcext:value-type="float">
            <text:p>4.89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832" calcext:value-type="float">
            <text:p>4.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925" calcext:value-type="float">
            <text:p>4.73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4975" calcext:value-type="float">
            <text:p>5.51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792" calcext:value-type="float">
            <text:p>7.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752" calcext:value-type="float">
            <text:p>8.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436129032258" calcext:value-type="float">
            <text:p>7.3643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508965517241" calcext:value-type="float">
            <text:p>6.69508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325" calcext:value-type="float">
            <text:p>6.9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274838709678" calcext:value-type="float">
            <text:p>6.87274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944" calcext:value-type="float">
            <text:p>5.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87" calcext:value-type="float">
            <text:p>4.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52" calcext:value-type="float">
            <text:p>4.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39310344828" calcext:value-type="float">
            <text:p>4.97139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036129032258" calcext:value-type="float">
            <text:p>5.8403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256" calcext:value-type="float">
            <text:p>7.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1225" calcext:value-type="float">
            <text:p>9.80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708387096774" calcext:value-type="float">
            <text:p>8.3770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836129032258" calcext:value-type="float">
            <text:p>8.8883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274285714286" calcext:value-type="float">
            <text:p>8.8827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941818181818" calcext:value-type="float">
            <text:p>9.19941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63" calcext:value-type="float">
            <text:p>8.4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06153846154" calcext:value-type="float">
            <text:p>7.702061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1675" calcext:value-type="float">
            <text:p>5.78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486896551724" calcext:value-type="float">
            <text:p>5.45486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528275862069" calcext:value-type="float">
            <text:p>5.87528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7575" calcext:value-type="float">
            <text:p>7.26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48774193548" calcext:value-type="float">
            <text:p>10.264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389677419355" calcext:value-type="float">
            <text:p>8.5638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784827586207" calcext:value-type="float">
            <text:p>6.95784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845" calcext:value-type="float">
            <text:p>6.64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3675" calcext:value-type="float">
            <text:p>6.54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752" calcext:value-type="float">
            <text:p>5.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6" calcext:value-type="float">
            <text:p>4.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525" calcext:value-type="float">
            <text:p>4.96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975483870968" calcext:value-type="float">
            <text:p>5.2897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593548387097" calcext:value-type="float">
            <text:p>6.6859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174285714286" calcext:value-type="float">
            <text:p>8.5017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466666666667" calcext:value-type="float">
            <text:p>8.97466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2825" calcext:value-type="float">
            <text:p>7.36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131428571429" calcext:value-type="float">
            <text:p>6.1613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17" calcext:value-type="float">
            <text:p>5.9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0775" calcext:value-type="float">
            <text:p>6.20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624" calcext:value-type="float">
            <text:p>5.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87" calcext:value-type="float">
            <text:p>4.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76" calcext:value-type="float">
            <text:p>4.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075" calcext:value-type="float">
            <text:p>5.55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0325" calcext:value-type="float">
            <text:p>6.41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721290322581" calcext:value-type="float">
            <text:p>7.1972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528" calcext:value-type="float">
            <text:p>5.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811034482759" calcext:value-type="float">
            <text:p>3.66811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56129032258" calcext:value-type="float">
            <text:p>4.0115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1975" calcext:value-type="float">
            <text:p>4.37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808" calcext:value-type="float">
            <text:p>4.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59" calcext:value-type="float">
            <text:p>5.2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0575" calcext:value-type="float">
            <text:p>4.60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411612903226" calcext:value-type="float">
            <text:p>5.0341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405161290323" calcext:value-type="float">
            <text:p>5.6240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851612903226" calcext:value-type="float">
            <text:p>5.9485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536774193549" calcext:value-type="float">
            <text:p>7.30536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85" calcext:value-type="float">
            <text:p>7.56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375" calcext:value-type="float">
            <text:p>7.1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264516129032" calcext:value-type="float">
            <text:p>6.2926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15" calcext:value-type="float">
            <text:p>5.01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24" calcext:value-type="float">
            <text:p>5.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11" calcext:value-type="float">
            <text:p>4.9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4425" calcext:value-type="float">
            <text:p>4.92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70967741936" calcext:value-type="float">
            <text:p>5.7027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845161290323" calcext:value-type="float">
            <text:p>6.5384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488" calcext:value-type="float">
            <text:p>6.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935" calcext:value-type="float">
            <text:p>6.22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773793103448" calcext:value-type="float">
            <text:p>6.33773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53333333333" calcext:value-type="float">
            <text:p>5.45253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854193548387" calcext:value-type="float">
            <text:p>4.1885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888" calcext:value-type="float">
            <text:p>3.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70967741936" calcext:value-type="float">
            <text:p>4.1787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96129032258" calcext:value-type="float">
            <text:p>4.9259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05714285714" calcext:value-type="float">
            <text:p>5.9000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409032258064" calcext:value-type="float">
            <text:p>6.79409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992" calcext:value-type="float">
            <text:p>5.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7775" calcext:value-type="float">
            <text:p>5.05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185714285714" calcext:value-type="float">
            <text:p>5.0618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38064516129" calcext:value-type="float">
            <text:p>4.1393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535483870968" calcext:value-type="float">
            <text:p>4.3753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703225806452" calcext:value-type="float">
            <text:p>4.2770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41935483871" calcext:value-type="float">
            <text:p>3.7854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985714285714" calcext:value-type="float">
            <text:p>4.2998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4425" calcext:value-type="float">
            <text:p>4.92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549677419355" calcext:value-type="float">
            <text:p>6.1254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85161290323" calcext:value-type="float">
            <text:p>7.4528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05806451613" calcext:value-type="float">
            <text:p>7.0890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57142857143" calcext:value-type="float">
            <text:p>5.2795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92258064516" calcext:value-type="float">
            <text:p>5.2799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7825" calcext:value-type="float">
            <text:p>5.45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976" calcext:value-type="float">
            <text:p>4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367741935484" calcext:value-type="float">
            <text:p>4.4736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944" calcext:value-type="float">
            <text:p>4.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5375" calcext:value-type="float">
            <text:p>4.90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193548387097" calcext:value-type="float">
            <text:p>5.1619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50967741936" calcext:value-type="float">
            <text:p>6.0075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264" calcext:value-type="float">
            <text:p>4.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847741935484" calcext:value-type="float">
            <text:p>4.7784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36" calcext:value-type="float">
            <text:p>4.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790967741936" calcext:value-type="float">
            <text:p>5.3979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989565217391" calcext:value-type="float">
            <text:p>5.4598956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954838709677" calcext:value-type="float">
            <text:p>4.1295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038709677419" calcext:value-type="float">
            <text:p>4.0803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34838709677" calcext:value-type="float">
            <text:p>4.4343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43870967742" calcext:value-type="float">
            <text:p>6.6564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87096774194" calcext:value-type="float">
            <text:p>5.7518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15" calcext:value-type="float">
            <text:p>6.15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41379310345" calcext:value-type="float">
            <text:p>6.51641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85" calcext:value-type="float">
            <text:p>6.80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15" calcext:value-type="float">
            <text:p>6.15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275" calcext:value-type="float">
            <text:p>4.48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56" calcext:value-type="float">
            <text:p>4.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904516129032" calcext:value-type="float">
            <text:p>4.1590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518709677419" calcext:value-type="float">
            <text:p>4.3851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29032258065" calcext:value-type="float">
            <text:p>4.9652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069677419355" calcext:value-type="float">
            <text:p>5.8206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15" calcext:value-type="float">
            <text:p>5.77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518620689655" calcext:value-type="float">
            <text:p>6.28518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415483870968" calcext:value-type="float">
            <text:p>6.2041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7025" calcext:value-type="float">
            <text:p>6.67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65161290323" calcext:value-type="float">
            <text:p>6.2336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1125" calcext:value-type="float">
            <text:p>5.19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923076923077" calcext:value-type="float">
            <text:p>4.68923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725" calcext:value-type="float">
            <text:p>5.41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05" calcext:value-type="float">
            <text:p>7.8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705" calcext:value-type="float">
            <text:p>6.87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6975" calcext:value-type="float">
            <text:p>6.27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725" calcext:value-type="float">
            <text:p>6.56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331612903226" calcext:value-type="float">
            <text:p>6.2533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35" calcext:value-type="float">
            <text:p>5.1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696" calcext:value-type="float">
            <text:p>4.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327741935484" calcext:value-type="float">
            <text:p>5.0832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3575" calcext:value-type="float">
            <text:p>5.74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464" calcext:value-type="float">
            <text:p>7.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76129032258" calcext:value-type="float">
            <text:p>8.2787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721290322581" calcext:value-type="float">
            <text:p>7.1972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25806451613" calcext:value-type="float">
            <text:p>6.7842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692413793104" calcext:value-type="float">
            <text:p>6.526924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717419354839" calcext:value-type="float">
            <text:p>6.0271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8775" calcext:value-type="float">
            <text:p>5.43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475" calcext:value-type="float">
            <text:p>5.32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9625" calcext:value-type="float">
            <text:p>4.61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53935483871" calcext:value-type="float">
            <text:p>5.545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264516129032" calcext:value-type="float">
            <text:p>6.2926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744516129032" calcext:value-type="float">
            <text:p>6.5974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388387096774" calcext:value-type="float">
            <text:p>5.6338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149677419355" calcext:value-type="float">
            <text:p>4.6014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067586206897" calcext:value-type="float">
            <text:p>4.75067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2975" calcext:value-type="float">
            <text:p>4.75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283870967742" calcext:value-type="float">
            <text:p>4.5228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5375" calcext:value-type="float">
            <text:p>4.90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456" calcext:value-type="float">
            <text:p>4.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275" calcext:value-type="float">
            <text:p>4.48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411612903226" calcext:value-type="float">
            <text:p>5.0341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767741935484" calcext:value-type="float">
            <text:p>5.9976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918709677419" calcext:value-type="float">
            <text:p>5.9091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57935483871" calcext:value-type="float">
            <text:p>4.935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32903225806" calcext:value-type="float">
            <text:p>4.6113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148965517241" calcext:value-type="float">
            <text:p>4.56148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535483870968" calcext:value-type="float">
            <text:p>4.3753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105" calcext:value-type="float">
            <text:p>4.59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416" calcext:value-type="float">
            <text:p>4.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518709677419" calcext:value-type="float">
            <text:p>4.3851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478709677419" calcext:value-type="float">
            <text:p>4.9947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61935483871" calcext:value-type="float">
            <text:p>6.5286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70967741936" calcext:value-type="float">
            <text:p>7.2267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549677419355" calcext:value-type="float">
            <text:p>6.1254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56129032258" calcext:value-type="float">
            <text:p>5.5355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75172413793" calcext:value-type="float">
            <text:p>5.84375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9225" calcext:value-type="float">
            <text:p>5.22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136" calcext:value-type="float">
            <text:p>4.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925" calcext:value-type="float">
            <text:p>4.35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784" calcext:value-type="float">
            <text:p>4.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53935483871" calcext:value-type="float">
            <text:p>5.545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168" calcext:value-type="float">
            <text:p>7.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402580645161" calcext:value-type="float">
            <text:p>7.3840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380820023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348" meta:object-count="0"/>
    <meta:user-defined meta:name="AppVersion">3.0</meta:user-defined>
  </office:meta>
</office:document-meta>
</file>